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237.2pt"/>
    </style:style>
    <style:style style:name="co4" style:family="table-column">
      <style:table-column-properties fo:break-before="auto" style:column-width="192.44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84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ext-properties fo:color="#009900"/>
    </style:style>
  </office:automatic-styles>
  <office:body>
    <office:spreadsheet>
      <table:calculation-settings table:automatic-find-labels="false" table:use-regular-expressions="false" table:use-wildcards="true"/>
      <table:table table:name="nuke01_mod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Lib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86RF212B</text:p>
          </table:table-cell>
          <table:table-cell office:value-type="string" calcext:value-type="string">
            <text:p>LQFP-32-1EP_5x5mm_Pitch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usings_QFP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.0Mhz</text:p>
          </table:table-cell>
          <table:table-cell office:value-type="string" calcext:value-type="string">
            <text:p>Crystal_SMD_3225-4pin_3.2x2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s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 C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_04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 C7 C1 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pF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BALU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kerlab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SMA_EDGELAUN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fruit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paci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 R2 R4 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 J3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Pin_Header_Straight_1x07_Pitch2.54m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n_Headers</text:p>
          </table:table-cell>
          <table:table-cell table:style-name="ce4"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s_SMD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9:28:04.661909433</dc:date>
    <meta:editing-duration>PT28M21S</meta:editing-duration>
    <meta:editing-cycles>1</meta:editing-cycles>
    <meta:document-statistic meta:table-count="1" meta:cell-count="96" meta:object-count="0"/>
    <meta:generator>LibreOffice/5.4.2.2.0$Linux_X86_64 LibreOffice_project/40m0$Build-2</meta:generator>
  </office:meta>
</office:document-meta>
</file>